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40c39"/>
    </style:style>
    <style:style style:name="P2" style:family="paragraph" style:parent-style-name="Text_20_body">
      <style:text-properties officeooo:paragraph-rsid="00140c39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Heading_20_3">
      <style:text-properties style:font-name="Liberation Sans"/>
    </style:style>
    <style:style style:name="P5" style:family="paragraph" style:parent-style-name="Horizontal_20_Line">
      <style:text-properties style:font-name="Liberation Sans"/>
    </style:style>
    <style:style style:name="P6" style:family="paragraph" style:parent-style-name="Standard">
      <style:text-properties style:font-name="Liberation Sans"/>
    </style:style>
    <style:style style:name="P7" style:family="paragraph" style:parent-style-name="Text_20_body" style:list-style-name="L1"/>
    <style:style style:name="P8" style:family="paragraph" style:parent-style-name="Text_20_body">
      <style:text-properties style:font-name="Liberation Sans"/>
    </style:style>
    <style:style style:name="P9" style:family="paragraph" style:parent-style-name="Text_20_body" style:list-style-name="L1">
      <style:text-properties style:font-name="Liberation Sans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140c39"/>
    </style:style>
    <style:style style:name="T3" style:family="text">
      <style:text-properties officeooo:rsid="00160ac5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size="16pt" style:font-size-asian="16pt" style:font-size-complex="16pt"/>
    </style:style>
    <style:style style:name="T6" style:family="text">
      <style:text-properties style:font-name="Liberation Sans" officeooo:rsid="00140c39"/>
    </style:style>
    <style:style style:name="T7" style:family="text">
      <style:text-properties style:font-name="Liberation Sans" officeooo:rsid="00160ac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5">URS Collaboration Proposal Form</text:span></text:span><text:span text:style-name="T4"><text:line-break/></text:span><text:span text:style-name="Emphasis"><text:span text:style-name="T4">URS Collaboration Agreement</text:span></text:span></text:p>
      <text:h text:style-name="Heading_20_3" text:outline-level="3"><text:span text:style-name="Strong_20_Emphasis"><text:span text:style-name="T4">Section 1: Entity and Contact Information</text:span></text:span></text:h>
      <text:p text:style-name="Text_20_body"><text:span text:style-name="Strong_20_Emphasis"><text:span text:style-name="T4">Organization / Individual Name:</text:span></text:span><text:span text:style-name="Strong_20_Emphasis"><text:span text:style-name="T6">___________________________________</text:span></text:span></text:p>
      <text:p text:style-name="Text_20_body"><text:span text:style-name="Strong_20_Emphasis"><text:span text:style-name="T4">Primary Contact Name:</text:span></text:span><text:span text:style-name="Strong_20_Emphasis"><text:span text:style-name="T6">__________________________________________</text:span></text:span></text:p>
      <text:p text:style-name="Text_20_body"><text:span text:style-name="Strong_20_Emphasis"><text:span text:style-name="T4">Email Address:</text:span></text:span><text:span text:style-name="Strong_20_Emphasis"><text:span text:style-name="T6">_________________________________________________</text:span></text:span></text:p>
      <text:p text:style-name="Text_20_body"><text:span text:style-name="Strong_20_Emphasis"><text:span text:style-name="T4">Phone Number:</text:span></text:span><text:span text:style-name="Strong_20_Emphasis"><text:span text:style-name="T6">_________________________________________________</text:span></text:span></text:p>
      <text:p text:style-name="Text_20_body"><text:span text:style-name="Strong_20_Emphasis"><text:span text:style-name="T4">Address:</text:span></text:span><text:span text:style-name="Strong_20_Emphasis"><text:span text:style-name="T6">________________________________________________________________________________________________________________________________________________________</text:span></text:span></text:p>
      <text:p text:style-name="Text_20_body"><text:span text:style-name="Strong_20_Emphasis"><text:span text:style-name="T4">Website (if applicable):</text:span></text:span><text:span text:style-name="Strong_20_Emphasis"><text:span text:style-name="T6">___________________________________________</text:span></text:span></text:p>
      <text:p text:style-name="P5"/>
      <text:h text:style-name="Heading_20_3" text:outline-level="3"><text:span text:style-name="Strong_20_Emphasis"><text:span text:style-name="T4">Section 2: Area of Proposed Collaboration</text:span></text:span></text:h>
      <text:p text:style-name="P8">(Check all that apply)</text:p>
      <text:p text:style-name="P8">☐ Quantum Simulation<text:line-break/>☐ Hardware Integration (QPU / Classical Interface)<text:line-break/>☐ Theoretical Development<text:line-break/>☐ Investment / Funding<text:line-break/>☐ Data Infrastructure or Visualization<text:line-break/>☐ Legal / IP Stewardship<text:line-break/>☐ Outreach / Educational Materials<text:line-break/>☐ Other: _______________________________________</text:p>
      <text:p text:style-name="P5"/>
      <text:h text:style-name="Heading_20_3" text:outline-level="3"><text:span text:style-name="Strong_20_Emphasis"><text:span text:style-name="T4">Section 3: Description of Contribution</text:span></text:span></text:h>
      <text:p text:style-name="Text_20_body"><text:span text:style-name="Strong_20_Emphasis"><text:span text:style-name="T4">Summary (300–500 words):</text:span></text:span><text:span text:style-name="Strong_20_Emphasis"><text:span text:style-name="T6">­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span></text:p>
      <text:p text:style-name="P2"><text:span text:style-name="Strong_20_Emphasis"><text:span text:style-name="T6">(Can be uploaded </text:span></text:span><text:span text:style-name="Strong_20_Emphasis"><text:span text:style-name="T7">or included</text:span></text:span><text:span text:style-name="Strong_20_Emphasis"><text:span text:style-name="T6"> as </text:span></text:span><text:span text:style-name="Strong_20_Emphasis"><text:span text:style-name="T7">a separate </text:span></text:span><text:span text:style-name="Strong_20_Emphasis"><text:span text:style-name="T6">companion document) </text:span></text:span></text:p>
      <text:h text:style-name="Heading_20_3" text:outline-level="3"><text:soft-page-break/><text:span text:style-name="Strong_20_Emphasis"><text:span text:style-name="T4"/></text:span></text:h>
      <text:h text:style-name="P4" text:outline-level="3"/>
      <text:h text:style-name="P1" text:outline-level="3"><text:span text:style-name="Strong_20_Emphasis"><text:span text:style-name="T4">Section 4: Resource Commitment</text:span></text:span></text:h>
      <text:p text:style-name="P2"><text:span text:style-name="Strong_20_Emphasis"><text:span text:style-name="T4">Resources to be contributed:</text:span></text:span><text:span text:style-name="T4"><text:line-break/>☐ Personnel (researchers, engineers, etc.)<text:line-break/>☐ Computing power / cloud services<text:line-break/>☐ Laboratory access / testing equipment<text:line-break/>☐ Existing software or algorithms<text:line-break/>☐ Funding (grant, equity, or donation)<text:line-break/>☐ Other: _______________________________________</text:span></text:p>
      <text:p text:style-name="Text_20_body"><text:span text:style-name="Strong_20_Emphasis"><text:span text:style-name="T4">Estimated start date:</text:span></text:span><text:span text:style-name="Strong_20_Emphasis"><text:span text:style-name="T6">_____/_____/_____</text:span></text:span></text:p>
      <text:p text:style-name="P5"/>
      <text:p text:style-name="Text_20_body"><text:span text:style-name="Strong_20_Emphasis"><text:span text:style-name="T4">Estimated duration or timeline:</text:span></text:span><text:span text:style-name="Strong_20_Emphasis"><text:span text:style-name="T6">_____________________________________</text:span></text:span></text:p>
      <text:p text:style-name="P5"/>
      <text:h text:style-name="Heading_20_3" text:outline-level="3"><text:span text:style-name="Strong_20_Emphasis"><text:span text:style-name="T4">Section 5: IP, Profit-Sharing and Equity </text:span></text:span></text:h>
      <text:p text:style-name="Text_20_body"><text:span text:style-name="Strong_20_Emphasis"><text:span text:style-name="T4">Preferred monetization model:</text:span></text:span><text:span text:style-name="T4"><text:line-break/>☐ Profit-sharing only (</text:span><text:span text:style-name="T6">Terms to be negotiated</text:span><text:span text:style-name="T4">)<text:line-break/>☐ Equity-based stake in joint venture or URS C-Corp<text:line-break/>☐ License fee or royalty model<text:line-break/>☐ Open-source / academic collaboration only<text:line-break/>☐ Other: _______________________________________</text:span></text:p>
      <text:p text:style-name="P5"/>
      <text:h text:style-name="Heading_20_3" text:outline-level="3"><text:span text:style-name="Strong_20_Emphasis"><text:span text:style-name="T4">Section 6: Acknowledgment of URS Ethos</text:span></text:span></text:h>
      <text:p text:style-name="P8">By signing this form, I confirm that:</text:p>
      <text:list text:style-name="L1">
        <text:list-item>
          <text:p text:style-name="P7"><text:span text:style-name="T4">I have read and understood the </text:span><text:span text:style-name="Strong_20_Emphasis"><text:span text:style-name="T4">URS Mission &amp; Ethos Statement</text:span></text:span><text:span text:style-name="T4">.</text:span></text:p>
        </text:list-item>
        <text:list-item>
          <text:p text:style-name="P9">I agree not to engage in weaponization, misuse, <text:s/>URS-derived knowledge.</text:p>
        </text:list-item>
        <text:list-item>
          <text:p text:style-name="P7"><text:span text:style-name="T4">I agree to abide by the </text:span><text:span text:style-name="Strong_20_Emphasis"><text:span text:style-name="T4">URS Collaboration Agreement</text:span></text:span><text:span text:style-name="T4"> in full, including IP protections and validation responsibilities.</text:span></text:p>
        </text:list-item>
        <text:list-item>
          <text:p text:style-name="P9">I understand that submission does not constitute approval and that URS reserves the right to decline any proposal not aligned with its values.</text:p>
        </text:list-item>
      </text:list>
      <text:p text:style-name="P5"/>
      <text:p text:style-name="Text_20_body"><text:span text:style-name="Strong_20_Emphasis"><text:span text:style-name="T4">Printed Name:</text:span></text:span><text:span text:style-name="T4"> ________________________________________</text:span></text:p>
      <text:p text:style-name="Text_20_body"><text:span text:style-name="Strong_20_Emphasis"><text:span text:style-name="T4">Signature:</text:span></text:span><text:span text:style-name="T4"> ____________________________________________</text:span></text:p>
      <text:p text:style-name="Text_20_body"><text:span text:style-name="Strong_20_Emphasis"><text:span text:style-name="T4">Date:</text:span></text:span><text:span text:style-name="T4"> ____/______/_________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1T00:17:45.839093831</meta:creation-date>
    <dc:date>2025-06-03T13:18:02.892055327</dc:date>
    <meta:editing-duration>PT4M45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2" meta:paragraph-count="29" meta:word-count="263" meta:character-count="2902" meta:non-whitespace-character-count="2670"/>
  </office:meta>
</office:document-meta>
</file>